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8.247cm" svg:height="27.095cm" svg:x="6.845cm" svg:y="0.217cm">
            <draw:object draw:notify-on-update-of-ranges="Лист1.A2:Лист1.A5 Лист1.B2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10*SIN(RADIANS(60))" office:value-type="float" office:value="8.66025403784439" calcext:value-type="float">
            <text:p>8,66025403784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1:00:13.303000000</meta:creation-date>
    <dc:date>2023-03-07T15:05:18.961000000</dc:date>
    <meta:editing-duration>PT4H4M16S</meta:editing-duration>
    <meta:editing-cycles>2</meta:editing-cycles>
    <meta:generator>LibreOffice/7.5.0.3$Windows_X86_64 LibreOffice_project/c21113d003cd3efa8c53188764377a8272d9d6de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248cm" svg:height="27.096cm" xlink:href=".." xlink:type="simple" chart:class="chart:scatter" chart:style-name="ch1">
        <chart:legend chart:legend-position="end" svg:x="45.211cm" svg:y="13.249cm" style:legend-expansion="high" chart:style-name="ch2"/>
        <chart:plot-area chart:style-name="ch3" table:cell-range-address="Лист1.A2:Лист1.B5" svg:x="0.964cm" svg:y="0.541cm" svg:width="43.283cm" svg:height="26.014cm">
          <chart:coordinate-region svg:x="1.585cm" svg:y="0.74cm" svg:width="42.475cm" svg:height="25.1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2:Лист1.B5" chart:class="chart:scatter">
            <chart:domain table:cell-range-address="Лист1.A2:Лист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5</svg:desc>
                </draw:g>
              </table:table-cell>
              <table:table-cell office:value-type="float" office:value="0">
                <text:p>0</text:p>
                <draw:g>
                  <svg:desc>Лист1.B2:Лист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